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2.7cm" table:align="left"/>
    </style:style>
    <style:style style:name="Tableau1.A" style:family="table-column">
      <style:table-column-properties style:column-width="5.133cm"/>
    </style:style>
    <style:style style:name="Tableau1.B" style:family="table-column">
      <style:table-column-properties style:column-width="5.054cm"/>
    </style:style>
    <style:style style:name="Tableau1.C" style:family="table-column">
      <style:table-column-properties style:column-width="2.514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2.674cm" table:align="left" style:shadow="none"/>
    </style:style>
    <style:style style:name="Tableau2.A" style:family="table-column">
      <style:table-column-properties style:column-width="1.376cm"/>
    </style:style>
    <style:style style:name="Tableau2.B" style:family="table-column">
      <style:table-column-properties style:column-width="1.244cm"/>
    </style:style>
    <style:style style:name="Tableau2.C" style:family="table-column">
      <style:table-column-properties style:column-width="10.054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349cm"/>
    </style:style>
    <style:style style:name="P1" style:family="paragraph" style:parent-style-name="Table_20_Contents">
      <style:text-properties style:font-name="DejaVu Serif" fo:font-size="10pt" style:font-name-asian="DejaVu Serif" style:font-size-asian="10pt" style:font-name-complex="DejaVu Serif" style:font-size-complex="10pt"/>
    </style:style>
    <style:style style:name="P2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left="5.662cm" fo:margin-right="0cm" fo:text-indent="0cm" style:auto-text-indent="false">
        <style:tab-stops>
          <style:tab-stop style:position="-5.662cm"/>
          <style:tab-stop style:position="-5.161cm"/>
          <style:tab-stop style:position="-4.662cm"/>
          <style:tab-stop style:position="-4.163cm"/>
          <style:tab-stop style:position="-3.662cm"/>
          <style:tab-stop style:position="-3.163cm"/>
          <style:tab-stop style:position="-2.662cm"/>
          <style:tab-stop style:position="-2.163cm"/>
          <style:tab-stop style:position="-1.662cm"/>
          <style:tab-stop style:position="-1.162cm"/>
          <style:tab-stop style:position="-0.661cm"/>
          <style:tab-stop style:position="-0.162cm"/>
          <style:tab-stop style:position="0.339cm"/>
          <style:tab-stop style:position="0.838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0cm" fo:text-indent="0cm" style:auto-text-indent="false" fo:break-before="column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Frame_20_contents">
      <style:text-properties fo:font-size="10pt" style:font-size-asian="10pt" style:font-size-complex="10pt"/>
    </style:style>
    <style:style style:name="P9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15.875cm"/>
        </style:tab-stops>
      </style:paragraph-properties>
      <style:text-properties style:text-outline="false" style:text-line-through-style="none" style:font-name="DejaVu Serif" fo:font-size="4pt" fo:font-style="normal" fo:text-shadow="none" style:text-underline-style="none" fo:font-weight="normal" style:font-name-asian="DejaVu Serif" style:font-size-asian="4pt" style:font-style-asian="normal" style:font-weight-asian="normal" style:font-name-complex="DejaVu Serif" style:font-size-complex="4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15.875cm"/>
        </style:tab-stops>
      </style:paragraph-properties>
      <style:text-properties style:text-outline="false" style:text-line-through-style="none" style:font-name="DejaVu Serif" fo:font-size="4pt" fo:font-style="normal" fo:text-shadow="none" style:text-underline-style="none" fo:font-weight="normal" style:font-name-asian="DejaVu Serif" style:font-size-asian="4pt" style:font-style-asian="normal" style:font-weight-asian="normal" style:font-name-complex="DejaVu Serif" style:font-size-complex="4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7.144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normal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Table_20_Contents">
      <style:text-properties style:font-name="DejaVu Serif" fo:font-size="10pt" style:font-name-asian="DejaVu Serif" style:font-size-asian="10pt" style:font-name-complex="DejaVu Serif" style:font-size-complex="10pt"/>
    </style:style>
    <style:style style:name="P19" style:family="paragraph" style:parent-style-name="Table_20_Contents">
      <style:text-properties style:font-name="DejaVu Serif" fo:font-size="4pt" style:font-name-asian="DejaVu Serif" style:font-size-asian="4pt" style:font-name-complex="DejaVu Serif" style:font-size-complex="4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gepi" fo:font-size="12pt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text:dont-balance-text-columns="false" style:editable="false">
        <style:columns fo:column-count="2" fo:column-gap="2cm">
          <style:column style:rel-width="7775*" fo:start-indent="0cm" fo:end-indent="1cm"/>
          <style:column style:rel-width="7776*" fo:start-indent="1cm" fo:end-indent="0cm"/>
        </style:columns>
      </style:section-properties>
    </style:style>
    <number:date-style style:name="N108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9">[eleves;block=begin]</text:p>
        <text:p text:style-name="P2"><draw:frame draw:style-name="fr1" draw:name="Cadre1" text:anchor-type="paragraph" svg:x="0.3cm" svg:y="0.18cm" svg:width="4.076cm" draw:z-index="0"><draw:text-box fo:min-height="3.865cm"><text:p text:style-name="P8">[eleves.etab]</text:p><text:p text:style-name="P8">académie de [eleves.acad]</text:p><text:p text:style-name="P8">[eleves.adr1]</text:p><text:p text:style-name="P8">[eleves.cp] [eleves.ville]</text:p></draw:text-box></draw:frame></text:p>
        <text:p text:style-name="P2"/>
        <text:p text:style-name="P2"/>
        <text:p text:style-name="P2"/>
        <text:p text:style-name="P2">Le <text:date style:data-style-name="N108" text:date-value="2014-02-27T16:28:19.99">jeudi 27/02/2014</text:date></text:p>
        <text:p text:style-name="P2"/>
        <text:p text:style-name="P2"/>
        <text:p text:style-name="P2"/>
        <text:p text:style-name="P2">ANNEE : [eleves.annee]</text:p>
        <text:p text:style-name="P2"/>
        <text:p text:style-name="P2"/>
        <text:p text:style-name="P2">Conseil de classe :</text:p>
        <text:p text:style-name="P3"><text:tab/><text:tab/><text:tab/>1<text:span text:style-name="T2">er</text:span><text:tab/><text:tab/>[eleves.per.1; if [val]='X'; then <text:span text:style-name="T3">X</text:span> ; else <text:span text:style-name="T3">0</text:span>]</text:p>
        <text:p text:style-name="P3"><text:tab/><text:tab/><text:tab/>2<text:span text:style-name="T2">ème</text:span><text:tab/>[eleves.per.2; if [val]='X'; then <text:span text:style-name="T3">X</text:span> ; else <text:span text:style-name="T3">0</text:span>]</text:p>
        <text:p text:style-name="P3"><text:tab/><text:tab/><text:tab/>3<text:span text:style-name="T2">ème</text:span><text:tab/>[eleves.per.3; if [val]='X'; then <text:span text:style-name="T3">X</text:span> ; else <text:span text:style-name="T3">0</text:span>]</text:p>
        <text:p text:style-name="P4"/>
        <text:p text:style-name="P4"/>
        <text:p text:style-name="P4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4">NOM : [eleves.nom]</text:p>
            </table:table-cell>
            <table:table-cell table:style-name="Tableau1.A1" office:value-type="string">
              <text:p text:style-name="P4">Prénom : [eleves.prenom]</text:p>
            </table:table-cell>
            <table:table-cell table:style-name="Tableau1.A1" office:value-type="string">
              <text:p text:style-name="P1">Classe : <text:span text:style-name="T1"><text:s/>[eleves.classe]</text:span></text:p>
            </table:table-cell>
          </table:table-row>
        </table:table>
        <text:p text:style-name="P4"/>
        <text:p text:style-name="P4"/>
        <text:p text:style-name="P5">Madame, Monsieur,</text:p>
        <text:p text:style-name="P5"/>
        <text:p text:style-name="P5">Suite au conseil de classe de votre enfant, une sanction a été décidée par l'ensemble de la communauté éducative :</text:p>
        <text:p text:style-name="P5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P1"/>
            </table:table-cell>
            <table:table-cell table:style-name="Tableau2.A1" office:value-type="string">
              <text:p text:style-name="P12">[eleves.ita.1; if [val]='X'; then <text:span text:style-name="T3">X</text:span> ; else <text:span text:style-name="T3">0</text:span>]</text:p>
            </table:table-cell>
            <table:table-cell table:style-name="Tableau2.A1" office:value-type="string">
              <text:p text:style-name="P6">Avertissement travail</text:p>
            </table:table-cell>
          </table:table-row>
          <table:table-row table:style-name="Tableau2.2">
            <table:table-cell table:style-name="Tableau2.A1" office:value-type="string">
              <text:p text:style-name="P19"/>
            </table:table-cell>
            <table:table-cell table:style-name="Tableau2.A1" office:value-type="string">
              <text:p text:style-name="P14"/>
            </table:table-cell>
            <table:table-cell table:style-name="Tableau2.A1" office:value-type="string">
              <text:p text:style-name="P15"/>
            </table:table-cell>
          </table:table-row>
          <table:table-row>
            <table:table-cell table:style-name="Tableau2.A1" office:value-type="string">
              <text:p text:style-name="P1"/>
            </table:table-cell>
            <table:table-cell table:style-name="Tableau2.A1" office:value-type="string">
              <text:p text:style-name="P12">[eleves.ita.2; if [val]='X'; then <text:span text:style-name="T3">X</text:span> ; else <text:span text:style-name="T3">0</text:span>]</text:p>
            </table:table-cell>
            <table:table-cell table:style-name="Tableau2.A1" office:value-type="string">
              <text:p text:style-name="P6">Avertissement conduite</text:p>
            </table:table-cell>
          </table:table-row>
        </table:table>
        <text:p text:style-name="P5"/>
        <text:p text:style-name="P6"/>
        <text:p text:style-name="P16">Le Principal,</text:p>
        <text:p text:style-name="P16">Le Principal adjoint,</text:p>
        <text:p text:style-name="P16"/>
        <text:p text:style-name="P4"/>
        <text:p text:style-name="P4"/>
        <text:p text:style-name="P4"/>
        <text:p text:style-name="P7"><text:soft-page-break/>[eleves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27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5:20:07</meta:creation-date>
    <dc:date>2014-02-27T16:28:20</dc:date>
    <meta:editing-duration>PT51M21S</meta:editing-duration>
    <meta:editing-cycles>22</meta:editing-cycles>
    <meta:generator>LibreOffice/3.5$Linux_x86 LibreOffice_project/350m1$Build-2</meta:generator>
    <meta:document-statistic meta:table-count="2" meta:image-count="0" meta:object-count="0" meta:page-count="2" meta:paragraph-count="23" meta:word-count="101" meta:character-count="691" meta:non-whitespace-character-count="602"/>
  </office:meta>
</office:document-meta>
</file>